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BCEDO+SchoolBookC" svg:font-family="KBCEDO+SchoolBookC" style:font-family-generic="roman" style:font-pitch="variable"/>
    <style:font-face style:name="KBCEEP+SchoolBookC-Italic" svg:font-family="KBCEEP+SchoolBookC-Italic" style:font-family-generic="roman" style:font-pitch="variable"/>
    <style:font-face style:name="KBCFKI+MonoCondensedC" svg:font-family="KBCFKI+MonoCondensedC" style:font-family-generic="roman" style:font-pitch="variable"/>
    <style:font-face style:name="KBCGMF+OfficinaSansC-Book" svg:font-family="KBCGMF+OfficinaSansC-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2.99cm" style:rel-column-width="10590*"/>
    </style:style>
    <style:style style:name="Table2.B" style:family="table-column">
      <style:table-column-properties style:column-width="15.512cm" style:rel-column-width="549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5.106cm" style:rel-column-width="18087*"/>
    </style:style>
    <style:style style:name="Table1.B" style:family="table-column">
      <style:table-column-properties style:column-width="13.395cm" style:rel-column-width="474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3" style:family="table">
      <style:table-properties style:width="18.501cm" table:align="margins"/>
    </style:style>
    <style:style style:name="Table3.A" style:family="table-column">
      <style:table-column-properties style:column-width="8.89cm" style:rel-column-width="31489*"/>
    </style:style>
    <style:style style:name="Table3.B" style:family="table-column">
      <style:table-column-properties style:column-width="9.611cm" style:rel-column-width="340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8.501cm" table:align="margins"/>
    </style:style>
    <style:style style:name="Table4.A" style:family="table-column">
      <style:table-column-properties style:column-width="5.794cm" style:rel-column-width="20524*"/>
    </style:style>
    <style:style style:name="Table4.B" style:family="table-column">
      <style:table-column-properties style:column-width="12.707cm" style:rel-column-width="4501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text-properties fo:font-size="9pt" officeooo:rsid="00132f26" officeooo:paragraph-rsid="00132f26" style:font-size-asian="9pt" style:font-size-complex="9pt"/>
    </style:style>
    <style:style style:name="P2" style:family="paragraph" style:parent-style-name="Standard">
      <style:text-properties fo:font-size="9pt" officeooo:rsid="00132f26" officeooo:paragraph-rsid="00135905" style:font-size-asian="9pt" style:font-size-complex="9pt"/>
    </style:style>
    <style:style style:name="P3" style:family="paragraph" style:parent-style-name="Standard">
      <style:text-properties fo:font-size="9pt" officeooo:rsid="00132f26" officeooo:paragraph-rsid="001521ad" style:font-size-asian="9pt" style:font-size-complex="9pt"/>
    </style:style>
    <style:style style:name="P4" style:family="paragraph" style:parent-style-name="Standard">
      <style:text-properties fo:font-size="9pt" officeooo:paragraph-rsid="001521ad" style:font-size-asian="9pt" style:font-size-complex="9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officeooo:paragraph-rsid="001521ad"/>
    </style:style>
    <style:style style:name="P7" style:family="paragraph" style:parent-style-name="Standard">
      <style:paragraph-properties fo:text-align="start" style:justify-single-word="false"/>
      <style:text-properties style:font-name="KBCEDO+SchoolBookC" fo:font-size="10pt" style:font-size-asian="10pt"/>
    </style:style>
    <style:style style:name="P8" style:family="paragraph" style:parent-style-name="Standard">
      <style:text-properties style:font-name="KBCEDO+SchoolBookC" fo:font-size="10pt" officeooo:paragraph-rsid="001521ad" style:font-size-asian="10pt"/>
    </style:style>
    <style:style style:name="T1" style:family="text">
      <style:text-properties style:font-name="KBCEDO+SchoolBookC" fo:font-size="10pt" style:font-size-asian="10pt"/>
    </style:style>
    <style:style style:name="T2" style:family="text">
      <style:text-properties style:font-name="KBCEDO+SchoolBookC" fo:font-size="10pt" style:font-size-asian="10pt" style:font-size-complex="9pt"/>
    </style:style>
    <style:style style:name="T3" style:family="text">
      <style:text-properties style:font-name="KBCFKI+MonoCondensedC" fo:font-size="10pt" style:font-size-asian="10pt"/>
    </style:style>
    <style:style style:name="T4" style:family="text">
      <style:text-properties style:font-name="KBCFKI+MonoCondensedC" fo:font-size="10pt" style:font-size-asian="10pt" style:font-size-complex="9pt"/>
    </style:style>
    <style:style style:name="T5" style:family="text">
      <style:text-properties style:font-name="KBCGMF+OfficinaSansC-Book" fo:font-size="10pt" style:font-size-asian="10pt"/>
    </style:style>
    <style:style style:name="T6" style:family="text">
      <style:text-properties officeooo:rsid="00161a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/usr/bin/env python3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import random</text:p>
          </table:table-cell>
          <table:table-cell table:style-name="Table2.B1" office:value-type="string">
            <text:p text:style-name="Standard"><text:span text:style-name="T2"><text:s/>Чтобы получить доступ к функции </text:span><text:span text:style-name="T4">random.randint()</text:span><text:span text:style-name="T2"> , нам </text:span><text:span text:style-name="T1">необходимо импортировать модуль </text:span><text:span text:style-name="T3">random</text:span><text:span text:style-name="T1"> .</text:span></text:p>
          </table:table-cell>
        </table:table-row>
      </table:table>
      <text:p text:style-name="P1">-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f get_int(msg, minimum, default):</text:p>
            <text:p text:style-name="P2"><text:s text:c="2"/>while True:</text:p>
            <text:p text:style-name="P2"><text:s text:c="4"/>try:</text:p>
            <text:p text:style-name="P2"><text:s text:c="6"/>line = input(msg)</text:p>
            <text:p text:style-name="P2"><text:s text:c="6"/>if not line and default is not None:</text:p>
            <text:p text:style-name="P2"><text:s text:c="8"/>return default</text:p>
            <text:p text:style-name="P2"><text:s text:c="6"/>i = int(line)</text:p>
            <text:p text:style-name="P2"><text:s text:c="6"/>if i &lt; minimum:</text:p>
            <text:p text:style-name="P2"><text:s text:c="8"/>print("must be &gt;=", minimum)</text:p>
            <text:p text:style-name="P2"><text:s text:c="6"/>else:</text:p>
            <text:p text:style-name="P2"><text:s text:c="8"/>return i</text:p>
            <text:p text:style-name="P2"><text:s text:c="4"/>except ValueError as err:</text:p>
            <text:p text:style-name="P2"><text:s text:c="6"/>print(err)</text:p>
          </table:table-cell>
          <table:table-cell table:style-name="Table1.B1" office:value-type="string">
            <text:p text:style-name="Standard"><text:span text:style-name="T2"><text:s/>Функция требует три аргумента: строку приглашения к вводу, мини</text:span><text:span text:style-name="T1">мальное значение и значение по умолчанию. Если пользователь просто нажимает клавишу </text:span><text:span text:style-name="T5">Enter</text:span><text:span text:style-name="T1"> , у функции имеется две возможности. Если аргумент </text:span><text:span text:style-name="T3">default </text:span><text:span text:style-name="T1"><text:s/>имеет значение </text:span><text:span text:style-name="T3">None</text:span><text:span text:style-name="T1"> , то есть значение по умолчанию не задано, то управление передается строке </text:span><text:span text:style-name="T3">i = int(line)</text:span><text:span text:style-name="T1">. Попытка преобразования терпит неудачу (потому что пустая строка не может быть преобразована в целое число), и возбуждается исключение </text:span><text:span text:style-name="T3">Value Error</text:span><text:span text:style-name="T1"> . Но если аргумент </text:span><text:span text:style-name="T3">default </text:span><text:span text:style-name="T1"><text:s/>имеет значение, отличное от </text:span><text:span text:style-name="T3">None</text:span><text:span text:style-name="T1">, оно возвращается вызывающей программе. В противном случае функция попытается преобразовать в целое число текст, введенный пользователем, и если преобразование будет выполнено благополучно, функция проверит, чтобы введенное число было не меньше аргумента </text:span><text:span text:style-name="T3">minimum</text:span><text:span text:style-name="T1">.</text:span></text:p>
            <text:p text:style-name="P5"><text:span text:style-name="T1"><text:s/>Таким образом, функция всегда будет возвращать либо значение аргумента </text:span><text:span text:style-name="T3">default </text:span><text:span text:style-name="T1"><text:s/>(если пользователь просто нажмет клавишу </text:span><text:span text:style-name="T5">Enter</text:span><text:span text:style-name="T1"> ), либо целое число, большее или равное значению аргумента </text:span><text:span text:style-name="T3">minimum</text:span><text:span text:style-name="T1">.</text:span></text:p>
          </table:table-cell>
        </table:table-row>
      </table:table>
      <text:p text:style-name="P1">-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rows = get_int("rows: ", 1, None)</text:p>
            <text:p text:style-name="P2">columns = get_int("columns: ", 1, None)</text:p>
            <text:p text:style-name="P2">minimum = get_int("minimum (or Enter for 0): ", -1000000, 0)</text:p>
            <text:p text:style-name="P2"/>
            <text:p text:style-name="P2">default = 1000</text:p>
            <text:p text:style-name="P2">if default &lt; minimum:</text:p>
            <text:p text:style-name="P2"><text:s text:c="2"/>default = 2 * minimum</text:p>
            <text:p text:style-name="P2"/>
            <text:p text:style-name="P2">maximum = get_int("maximum (or Enter for " + str(default) + "): ", minimum, default)</text:p>
          </table:table-cell>
          <table:table-cell table:style-name="Table3.B1" office:value-type="string">
            <text:p text:style-name="Standard"><text:span text:style-name="T2"><text:s/>Наша функция </text:span><text:span text:style-name="T4">get_int() </text:span><text:span text:style-name="T2"><text:s/>упрощает получение числа строк и столбцов, </text:span><text:span text:style-name="T1">а также минимальное и максимальное значения желаемого диапазона</text:span></text:p>
            <text:p text:style-name="P5"><text:span text:style-name="T1">случайных чисел. Для числа столбцов и строк мы передаем в аргументе </text:span><text:span text:style-name="T3">default </text:span><text:span text:style-name="T1"><text:s/>значение </text:span><text:span text:style-name="T3">None</text:span><text:span text:style-name="T1"> , что означает отсутствие значения по умолчанию, то есть пользователь должен ввести целое число. При запросе минимального значения мы указали значение по умолчанию 0, а при запросе максимального значения выбирается значение по умолчанию 1000, или в два раза больше минимального значения, если минимальное значение окажется больше или равно 1000.</text:span></text:p>
            <text:p text:style-name="P7">Как уже отмечалось в предыдущем примере, список аргументов при вызове функции может занимать любое число строк в исходном программном коде, при этом величина отступов во второй и последующих строках не будет иметь значения.</text:p>
          </table:table-cell>
        </table:table-row>
      </table:table>
      <text:p text:style-name="P1">-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row = 0</text:p>
            <text:p text:style-name="P3">while row &lt; rows:</text:p>
            <text:p text:style-name="P3"><text:s text:c="2"/>line = ""</text:p>
            <text:p text:style-name="P3"><text:s text:c="2"/>column = 0</text:p>
            <text:p text:style-name="P3"><text:s text:c="2"/>while column &lt; columns:</text:p>
            <text:p text:style-name="P3"><text:s text:c="4"/>i = random.randint(minimum, maximum)</text:p>
            <text:p text:style-name="P3"><text:s text:c="4"/>s = str(i)</text:p>
            <text:p text:style-name="P3"><text:s text:c="4"/>while len(s) &lt; 10:</text:p>
            <text:p text:style-name="P3"><text:s text:c="6"/>s = " " + s</text:p>
            <text:p text:style-name="P3"><text:s text:c="4"/>line += s</text:p>
            <text:p text:style-name="P3"><text:s text:c="4"/>column += 1</text:p>
            <text:p text:style-name="P3"><text:s text:c="2"/>print(line)</text:p>
            <text:p text:style-name="P3"><text:s text:c="2"/>row += 1</text:p>
          </table:table-cell>
          <table:table-cell table:style-name="Table4.B1" office:value-type="string">
            <text:p text:style-name="P4"><text:span text:style-name="T1"><text:s/>Для создания матрицы мы используем три цикла </text:span><text:span text:style-name="T3">while</text:span><text:span text:style-name="T1"> .</text:span></text:p>
            <text:p text:style-name="P6"><text:span text:style-name="T2">Внешний </text:span><text:span text:style-name="T1">цикл обрабатывает строки, средний – столбцы и внутренний – символы.</text:span></text:p>
            <text:p text:style-name="P8">В среднем цикле мы получаем случайное число из указанного диапазона и преобразуем его в строку.</text:p>
            <text:p text:style-name="P6"><text:span text:style-name="T1">Внутренний цикл </text:span><text:span text:style-name="T3">while </text:span><text:span text:style-name="T1"><text:s/>обеспечивает дополнение строки ведущими пробелами так, чтобы каждое число было представлено строкой из 10 символов.</text:span></text:p>
            <text:p text:style-name="P6"><text:span text:style-name="T1">Строка </text:span><text:span text:style-name="T3">line </text:span><text:span text:style-name="T1"><text:s/>используется для накопления чисел в строке матрицы, которая выводится после того, как будут добавлены числа для всех колонок.</text:span></text:p>
            <text:p text:style-name="P8">На этом мы завершаем наш второй пример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KBCEDO+SchoolBookC" svg:font-family="KBCEDO+SchoolBookC" style:font-family-generic="roman" style:font-pitch="variable"/>
    <style:font-face style:name="KBCEEP+SchoolBookC-Italic" svg:font-family="KBCEEP+SchoolBookC-Italic" style:font-family-generic="roman" style:font-pitch="variable"/>
    <style:font-face style:name="KBCFKI+MonoCondensedC" svg:font-family="KBCFKI+MonoCondensedC" style:font-family-generic="roman" style:font-pitch="variable"/>
    <style:font-face style:name="KBCGMF+OfficinaSansC-Book" svg:font-family="KBCGMF+OfficinaSansC-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4:32:24.858978509</meta:creation-date>
    <dc:date>2014-11-03T15:06:16.646263814</dc:date>
    <meta:editing-duration>PT10M3S</meta:editing-duration>
    <meta:editing-cycles>4</meta:editing-cycles>
    <meta:generator>LibreOffice/4.3.3.1.0$Linux_X86_64 LibreOffice_project/430m0$Build-1</meta:generator>
    <meta:document-statistic meta:table-count="4" meta:image-count="0" meta:object-count="0" meta:page-count="1" meta:paragraph-count="50" meta:word-count="477" meta:character-count="3232" meta:non-whitespace-character-count="2683"/>
  </office:meta>
</office:document-meta>
</file>